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50B01B4F.png" manifest:media-type="image/png"/>
  <manifest:file-entry manifest:full-path="Pictures/1000000000000CEC000009B10DB262C2.png" manifest:media-type="image/png"/>
  <manifest:file-entry manifest:full-path="Pictures/100002010000050000000400E0F5A69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3.17cm"/>
    </style:style>
    <style:style style:name="P1" style:family="paragraph">
      <style:text-properties fo:color="#006699"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color="#0000cc"/>
    </style:style>
    <style:style style:name="T4" style:family="text">
      <style:text-properties fo:color="#0000cc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style:font-name="Droid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>API Design w/ARCcore.filter Lib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Taming Wild JavaScript Functions</text:span></text:p>
            <text:p/>
            <text:p>SeattleJS Meetup Lightning Talk</text:p>
            <text:p>May 11, 2017</text:p>
            <text:p/>
            <text:p>ChrisRus // <text:a xlink:href="mailto:cdr@encapsule.io" xlink:type="simple">cdr@encapsule.io</text:a><text:line-break/><text:a xlink:href="https://github.com/Encasule" xlink:type="simple">https://github.com/Encasule</text:a><text:line-break/><text:a xlink:href="https://twitter.com/Encapsule" xlink:type="simple">https://twitter.com/Encapsule</text:a><text:line-break/></text:p>
          </draw:text-box>
        </draw:frame>
        <draw:frame draw:style-name="gr1" draw:text-style-name="P2" draw:layer="layout" svg:width="0.902cm" svg:height="0.902cm" svg:x="13.716cm" svg:y="6.604cm">
          <draw:image xlink:href="Pictures/10000201000000200000002050B01B4F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PI's in JavaScri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ry JS function is a little API</text:p>
              </text:list-item>
              <text:list-item>
                <text:p>Subsystems group related JS functions</text:p>
              </text:list-item>
              <text:list-item>
                <text:p>Classes are little subsystems</text:p>
              </text:list-item>
              <text:list-item>
                <text:p>Reusable libraries export JS functions</text:p>
                <text:p/>
              </text:list-item>
            </text:list>
            <text:p text:style-name="P2"><text:span text:style-name="T2">Tonight we're talking about JS functions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JavaScript Functi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akly typed</text:p>
              </text:list-item>
              <text:list-item>
                <text:p>Garbage in → garbage out (or exception)</text:p>
              </text:list-item>
              <text:list-item>
                <text:p>Easy to be inconsistent</text:p>
              </text:list-item>
              <text:list-item>
                <text:p>Time-consuming and <text:span text:style-name="T1">expensive</text:span> to:</text:p>
                <text:list>
                  <text:list-item>
                    <text:p><text:span text:style-name="T3">Reject all possible bad input(s)</text:span></text:p>
                  </text:list-item>
                  <text:list-item>
                    <text:p><text:span text:style-name="T3">Ensure only good result output(s)</text:span></text:p>
                  </text:list-item>
                  <text:list-item>
                    <text:p><text:span text:style-name="T3">Handle errors consistently</text:span></text:p>
                  </text:list-item>
                  <text:list-item>
                    <text:p><text:span text:style-name="T3">Document what you've done</text:span></text:p>
                  </text:list-item>
                  <text:list-item>
                    <text:p><text:span text:style-name="T3">Write &amp; maintain tests</text:span></text:p>
                  </text:list-item>
                </text:list>
              </text:list-item>
            </text:list>
            <text:p text:style-name="P2"/>
            <text:p text:style-name="P2"><text:span text:style-name="T4">Guess what doesn't get done?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Introducing ARCcore.fil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RCcore package for Node &amp; browser (via webpack)</text:p>
              </text:list-item>
              <text:list-item>
                <text:p><text:span text:style-name="T1">ARCcore.filter</text:span><text:span text:style-name="T5"> is an exported sublibrary of ARCcore.</text:span></text:p>
              </text:list-item>
              <text:list-item>
                <text:p><text:span text:style-name="T5">Provides factory function `</text:span><text:span text:style-name="T6">arccore.filter.create</text:span><text:span text:style-name="T5">`</text:span></text:p>
                <text:list>
                  <text:list-item>
                    <text:p><text:span text:style-name="T5">Optional declaration of acceptable request input</text:span></text:p>
                  </text:list-item>
                  <text:list-item>
                    <text:p><text:span text:style-name="T5">Optional custom JS function</text:span></text:p>
                  </text:list-item>
                  <text:list-item>
                    <text:p><text:span text:style-name="T5">Optional declaration of acceptable result output</text:span></text:p>
                  </text:list-item>
                </text:list>
              </text:list-item>
              <text:list-item>
                <text:p><text:span text:style-name="T5">Produces a </text:span><text:span text:style-name="T1">filter object</text:span><text:span text:style-name="T5"> w/method `</text:span><text:span text:style-name="T6">request</text:span><text:span text:style-name="T5">`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ilter Constr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"><text:a xlink:href="https://encapsule.io/docs/ARCcore/filter/api" xlink:type="simple">https://encapsule.io/docs/ARCcore/filter/api</text:a>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ilter Architectu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<text:a xlink:href="https://encapsule.io/docs/ARCcore/filter/architecture" xlink:type="simple">https://encapsule.io/docs/ARCcore/filter/architecture</text:a></text:span><text:span text:style-name="T1"> 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ilter Specifications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1"><text:a xlink:href="https://encapsule.io/docs/ARCcore/filter/specs" xlink:type="simple">https://encapsule.io/docs/ARCcore/filter/specs</text:a>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7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ilter Examples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1"><text:a xlink:href="https://encapsule.io/docs/ARCcore/filter/examples" xlink:type="simple">https://encapsule.io/docs/ARCcore/filter/examples</text:a>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background" xlink:href="Pictures/100002010000050000000400E0F5A69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00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cc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7:07:03.868809676</meta:creation-date>
    <dc:date>2017-05-09T19:13:40.774833158</dc:date>
    <meta:editing-duration>PT19M2S</meta:editing-duration>
    <meta:editing-cycles>3</meta:editing-cycles>
    <meta:generator>LibreOffice/4.3.3.2$Linux_X86_64 LibreOffice_project/430m0$Build-2</meta:generator>
    <meta:document-statistic meta:object-count="66"/>
  </office:meta>
</office:document-meta>
</file>